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CSAdminServlet.handleRequest( HttpServletRequest request , HttpServletResponse response , 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